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2687e4" officeooo:paragraph-rsid="002687e4"/>
    </style:style>
    <style:style style:name="P2" style:family="paragraph" style:parent-style-name="Footer">
      <style:text-properties officeooo:rsid="002687e4" officeooo:paragraph-rsid="002ab711"/>
    </style:style>
    <style:style style:name="P3" style:family="paragraph" style:parent-style-name="Footer">
      <style:paragraph-properties fo:text-align="end" style:justify-single-word="false"/>
      <style:text-properties officeooo:rsid="002687e4" officeooo:paragraph-rsid="002ab711"/>
    </style:style>
    <style:style style:name="P4" style:family="paragraph" style:parent-style-name="Footer">
      <style:paragraph-properties fo:text-align="end" style:justify-single-word="false"/>
      <style:text-properties officeooo:rsid="002687e4" officeooo:paragraph-rsid="002687e4"/>
    </style:style>
    <style:style style:name="P5" style:family="paragraph" style:parent-style-name="Table_20_Contents">
      <style:paragraph-properties fo:text-align="end" style:justify-single-word="false"/>
      <style:text-properties officeooo:rsid="002ab711" officeooo:paragraph-rsid="002ab711"/>
    </style:style>
    <style:style style:name="P6" style:family="paragraph" style:parent-style-name="Table_20_Contents">
      <style:paragraph-properties fo:text-align="start" style:justify-single-word="false"/>
      <style:text-properties officeooo:rsid="002ab711" officeooo:paragraph-rsid="002ab711"/>
    </style:style>
    <style:style style:name="P7" style:family="paragraph" style:parent-style-name="Text_20_body">
      <style:text-properties officeooo:rsid="00040638" officeooo:paragraph-rsid="00040638"/>
    </style:style>
    <style:style style:name="P8" style:family="paragraph" style:parent-style-name="Text_20_body">
      <style:paragraph-properties fo:text-align="center" style:justify-single-word="false"/>
      <style:text-properties officeooo:rsid="00040638" officeooo:paragraph-rsid="002c16bf"/>
    </style:style>
    <style:style style:name="P9" style:family="paragraph" style:parent-style-name="Text_20_body">
      <style:text-properties officeooo:rsid="00062836" officeooo:paragraph-rsid="00062836"/>
    </style:style>
    <style:style style:name="P10" style:family="paragraph" style:parent-style-name="Text_20_body">
      <style:text-properties officeooo:rsid="0006fb55" officeooo:paragraph-rsid="0006fb55"/>
    </style:style>
    <style:style style:name="P11" style:family="paragraph" style:parent-style-name="Text_20_body">
      <style:text-properties officeooo:rsid="0007960b" officeooo:paragraph-rsid="0007960b"/>
    </style:style>
    <style:style style:name="P12" style:family="paragraph" style:parent-style-name="Text_20_body">
      <style:text-properties officeooo:rsid="0008fa30" officeooo:paragraph-rsid="0008fa30"/>
    </style:style>
    <style:style style:name="P13" style:family="paragraph" style:parent-style-name="Text_20_body">
      <style:text-properties officeooo:rsid="000b9570" officeooo:paragraph-rsid="000b9570"/>
    </style:style>
    <style:style style:name="P14" style:family="paragraph" style:parent-style-name="Text_20_body">
      <style:text-properties officeooo:rsid="000d4367" officeooo:paragraph-rsid="000d4367"/>
    </style:style>
    <style:style style:name="P15" style:family="paragraph" style:parent-style-name="Text_20_body">
      <style:text-properties officeooo:rsid="001009d8" officeooo:paragraph-rsid="001009d8"/>
    </style:style>
    <style:style style:name="P16" style:family="paragraph" style:parent-style-name="Text_20_body">
      <style:text-properties officeooo:rsid="0011cdb7" officeooo:paragraph-rsid="0011cdb7"/>
    </style:style>
    <style:style style:name="P17" style:family="paragraph" style:parent-style-name="Text_20_body">
      <style:text-properties fo:font-style="normal" officeooo:rsid="000d4367" officeooo:paragraph-rsid="000d4367" style:font-style-asian="normal" style:font-style-complex="normal"/>
    </style:style>
    <style:style style:name="P18" style:family="paragraph" style:parent-style-name="Text_20_body">
      <style:text-properties officeooo:rsid="0013a1e6" officeooo:paragraph-rsid="0013a1e6"/>
    </style:style>
    <style:style style:name="P19" style:family="paragraph" style:parent-style-name="Text_20_body">
      <style:text-properties officeooo:rsid="0016ed03" officeooo:paragraph-rsid="0016ed03"/>
    </style:style>
    <style:style style:name="P20" style:family="paragraph" style:parent-style-name="Text_20_body">
      <style:text-properties officeooo:rsid="0018cd9a" officeooo:paragraph-rsid="0018cd9a"/>
    </style:style>
    <style:style style:name="P21" style:family="paragraph" style:parent-style-name="Text_20_body">
      <style:text-properties officeooo:rsid="001a4f30" officeooo:paragraph-rsid="001a4f30"/>
    </style:style>
    <style:style style:name="P22" style:family="paragraph" style:parent-style-name="Text_20_body">
      <style:text-properties officeooo:rsid="001ad191" officeooo:paragraph-rsid="001ad191"/>
    </style:style>
    <style:style style:name="P23" style:family="paragraph" style:parent-style-name="Text_20_body">
      <style:text-properties officeooo:rsid="001b8354" officeooo:paragraph-rsid="001b8354"/>
    </style:style>
    <style:style style:name="P24" style:family="paragraph" style:parent-style-name="Text_20_body">
      <style:text-properties officeooo:rsid="001dc826" officeooo:paragraph-rsid="001dc826"/>
    </style:style>
    <style:style style:name="P25" style:family="paragraph" style:parent-style-name="Text_20_body">
      <style:text-properties officeooo:paragraph-rsid="001dc826"/>
    </style:style>
    <style:style style:name="P26" style:family="paragraph" style:parent-style-name="Text_20_body">
      <style:text-properties officeooo:rsid="001e6a0b" officeooo:paragraph-rsid="001e6a0b"/>
    </style:style>
    <style:style style:name="P27" style:family="paragraph" style:parent-style-name="Title">
      <style:text-properties officeooo:rsid="00040638" officeooo:paragraph-rsid="00040638"/>
    </style:style>
    <style:style style:name="P28" style:family="paragraph" style:parent-style-name="Subtitle">
      <style:text-properties officeooo:rsid="00040638" officeooo:paragraph-rsid="00040638"/>
    </style:style>
    <style:style style:name="P29" style:family="paragraph" style:parent-style-name="Text_20_body">
      <style:paragraph-properties fo:margin-top="0cm" fo:margin-bottom="0cm" loext:contextual-spacing="false"/>
      <style:text-properties officeooo:rsid="0007960b" officeooo:paragraph-rsid="0007960b"/>
    </style:style>
    <style:style style:name="P30" style:family="paragraph" style:parent-style-name="Text_20_body">
      <style:paragraph-properties fo:margin-top="0cm" fo:margin-bottom="0cm" loext:contextual-spacing="false"/>
      <style:text-properties fo:font-style="normal" officeooo:rsid="000d4367" officeooo:paragraph-rsid="000d4367" style:font-style-asian="normal" style:font-style-complex="normal"/>
    </style:style>
    <style:style style:name="P31" style:family="paragraph" style:parent-style-name="Text_20_body">
      <style:paragraph-properties fo:margin-top="0cm" fo:margin-bottom="0cm" loext:contextual-spacing="false"/>
      <style:text-properties officeooo:rsid="0018cd9a" officeooo:paragraph-rsid="0018cd9a"/>
    </style:style>
    <style:style style:name="P32" style:family="paragraph" style:parent-style-name="Text_20_body">
      <style:paragraph-properties fo:margin-top="0cm" fo:margin-bottom="0cm" loext:contextual-spacing="false"/>
      <style:text-properties officeooo:rsid="0011cdb7" officeooo:paragraph-rsid="0011cdb7"/>
    </style:style>
    <style:style style:name="P33" style:family="paragraph" style:parent-style-name="Text_20_body">
      <style:paragraph-properties fo:margin-top="0cm" fo:margin-bottom="0cm" loext:contextual-spacing="false"/>
      <style:text-properties officeooo:rsid="001a4f30" officeooo:paragraph-rsid="001a4f30"/>
    </style:style>
    <style:style style:name="P34" style:family="paragraph" style:parent-style-name="Text_20_body">
      <style:paragraph-properties fo:margin-top="0cm" fo:margin-bottom="0cm" loext:contextual-spacing="false"/>
      <style:text-properties officeooo:rsid="001dc826" officeooo:paragraph-rsid="001dc826"/>
    </style:style>
    <style:style style:name="P35" style:family="paragraph" style:parent-style-name="Text_20_body">
      <style:paragraph-properties fo:margin-top="0cm" fo:margin-bottom="0cm" loext:contextual-spacing="false"/>
      <style:text-properties officeooo:rsid="001e6a0b" officeooo:paragraph-rsid="001e6a0b"/>
    </style:style>
    <style:style style:name="P36" style:family="paragraph" style:parent-style-name="Preformatted_20_Text">
      <style:text-properties officeooo:paragraph-rsid="001dc826"/>
    </style:style>
    <style:style style:name="P37" style:family="paragraph" style:parent-style-name="Preformatted_20_Text">
      <style:paragraph-properties fo:text-align="justify" style:justify-single-word="false"/>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Heading_20_3">
      <style:text-properties officeooo:rsid="0011cdb7" officeooo:paragraph-rsid="0011cdb7"/>
    </style:style>
    <style:style style:name="P43" style:family="paragraph" style:parent-style-name="Heading_20_3">
      <style:text-properties officeooo:rsid="001ad191" officeooo:paragraph-rsid="001ad191"/>
    </style:style>
    <style:style style:name="P44" style:family="paragraph" style:parent-style-name="Title" style:master-page-name="First_20_Page">
      <style:paragraph-properties style:page-number="auto"/>
      <style:text-properties officeooo:rsid="00040638" officeooo:paragraph-rsid="00040638"/>
    </style:style>
    <style:style style:name="P45" style:family="paragraph" style:parent-style-name="Heading_20_2">
      <style:text-properties officeooo:rsid="0006fb55" officeooo:paragraph-rsid="0006fb55"/>
    </style:style>
    <style:style style:name="P46" style:family="paragraph" style:parent-style-name="Heading_20_2">
      <style:text-properties officeooo:rsid="0007960b" officeooo:paragraph-rsid="0007960b"/>
    </style:style>
    <style:style style:name="P47" style:family="paragraph" style:parent-style-name="Heading_20_2">
      <style:text-properties officeooo:rsid="0008fa30" officeooo:paragraph-rsid="0008fa30"/>
    </style:style>
    <style:style style:name="P48" style:family="paragraph" style:parent-style-name="Heading_20_2">
      <style:text-properties officeooo:rsid="000c22da" officeooo:paragraph-rsid="000c22da"/>
    </style:style>
    <style:style style:name="P49" style:family="paragraph" style:parent-style-name="Heading_20_2">
      <style:text-properties officeooo:rsid="0011cdb7" officeooo:paragraph-rsid="0011cdb7"/>
    </style:style>
    <style:style style:name="P50" style:family="paragraph" style:parent-style-name="Heading_20_2">
      <style:text-properties officeooo:rsid="001b8354" officeooo:paragraph-rsid="001b8354"/>
    </style:style>
    <style:style style:name="P51" style:family="paragraph" style:parent-style-name="Heading_20_1" style:list-style-name="">
      <style:paragraph-properties fo:text-align="justify" style:justify-single-word="false"/>
      <style:text-properties officeooo:rsid="00054716" officeooo:paragraph-rsid="00054716"/>
    </style:style>
    <style:style style:name="P52" style:family="paragraph" style:parent-style-name="Heading_20_1">
      <style:text-properties officeooo:rsid="001009d8" officeooo:paragraph-rsid="001009d8"/>
    </style:style>
    <style:style style:name="P53" style:family="paragraph" style:parent-style-name="Heading_20_1">
      <style:paragraph-properties fo:break-before="page"/>
      <style:text-properties officeooo:rsid="0006fb55" officeooo:paragraph-rsid="0006fb55"/>
    </style:style>
    <style:style style:name="P54" style:family="paragraph" style:parent-style-name="Heading_20_1">
      <style:paragraph-properties fo:break-before="page"/>
      <style:text-properties officeooo:rsid="00054716" officeooo:paragraph-rsid="00054716"/>
    </style:style>
    <style:style style:name="P55" style:family="paragraph" style:parent-style-name="Text_20_body" style:list-style-name="L1">
      <style:text-properties officeooo:rsid="0007960b" officeooo:paragraph-rsid="0007960b"/>
    </style:style>
    <style:style style:name="P56" style:family="paragraph" style:parent-style-name="Text_20_body" style:list-style-name="L2">
      <style:text-properties officeooo:rsid="000d4367" officeooo:paragraph-rsid="000d4367"/>
    </style:style>
    <style:style style:name="P57" style:family="paragraph" style:parent-style-name="Text_20_body" style:list-style-name="L3">
      <style:text-properties officeooo:rsid="0018cd9a" officeooo:paragraph-rsid="0018cd9a"/>
    </style:style>
    <style:style style:name="P58" style:family="paragraph" style:parent-style-name="Text_20_body" style:list-style-name="L4">
      <style:text-properties officeooo:rsid="0018cd9a" officeooo:paragraph-rsid="0018cd9a"/>
    </style:style>
    <style:style style:name="P59" style:family="paragraph" style:parent-style-name="Text_20_body" style:list-style-name="L5">
      <style:text-properties officeooo:rsid="001a4f30" officeooo:paragraph-rsid="001a4f30"/>
    </style:style>
    <style:style style:name="P60" style:family="paragraph" style:parent-style-name="Text_20_body" style:list-style-name="L6">
      <style:text-properties officeooo:paragraph-rsid="001dc826"/>
    </style:style>
    <style:style style:name="P61" style:family="paragraph" style:parent-style-name="Text_20_body" style:list-style-name="L7">
      <style:text-properties officeooo:rsid="001e6a0b" officeooo:paragraph-rsid="001e83ac"/>
    </style:style>
    <style:style style:name="P62" style:family="paragraph" style:parent-style-name="Text_20_body" style:list-style-name="L1">
      <style:paragraph-properties fo:margin-top="0cm" fo:margin-bottom="0cm" loext:contextual-spacing="false"/>
      <style:text-properties officeooo:rsid="0007960b" officeooo:paragraph-rsid="0007960b"/>
    </style:style>
    <style:style style:name="P63" style:family="paragraph" style:parent-style-name="Text_20_body" style:list-style-name="L2">
      <style:paragraph-properties fo:margin-top="0cm" fo:margin-bottom="0cm" loext:contextual-spacing="false"/>
      <style:text-properties officeooo:rsid="000d4367" officeooo:paragraph-rsid="000d4367"/>
    </style:style>
    <style:style style:name="P64" style:family="paragraph" style:parent-style-name="Text_20_body" style:list-style-name="L3">
      <style:paragraph-properties fo:margin-top="0cm" fo:margin-bottom="0cm" loext:contextual-spacing="false"/>
      <style:text-properties officeooo:rsid="0018cd9a" officeooo:paragraph-rsid="0018cd9a"/>
    </style:style>
    <style:style style:name="P65" style:family="paragraph" style:parent-style-name="Text_20_body" style:list-style-name="L4">
      <style:paragraph-properties fo:margin-top="0cm" fo:margin-bottom="0cm" loext:contextual-spacing="false"/>
      <style:text-properties officeooo:rsid="0018cd9a" officeooo:paragraph-rsid="0018cd9a"/>
    </style:style>
    <style:style style:name="P66" style:family="paragraph" style:parent-style-name="Text_20_body" style:list-style-name="L5">
      <style:paragraph-properties fo:margin-top="0cm" fo:margin-bottom="0cm" loext:contextual-spacing="false"/>
    </style:style>
    <style:style style:name="P67" style:family="paragraph" style:parent-style-name="Text_20_body" style:list-style-name="L6">
      <style:paragraph-properties fo:margin-top="0cm" fo:margin-bottom="0cm" loext:contextual-spacing="false"/>
    </style:style>
    <style:style style:name="P68" style:family="paragraph" style:parent-style-name="Text_20_body" style:list-style-name="L6">
      <style:paragraph-properties fo:margin-top="0cm" fo:margin-bottom="0cm" loext:contextual-spacing="false"/>
      <style:text-properties officeooo:paragraph-rsid="001dc826"/>
    </style:style>
    <style:style style:name="P69" style:family="paragraph" style:parent-style-name="Text_20_body" style:list-style-name="L7">
      <style:paragraph-properties fo:margin-top="0cm" fo:margin-bottom="0cm" loext:contextual-spacing="false"/>
      <style:text-properties officeooo:rsid="001e6a0b" officeooo:paragraph-rsid="001e83ac"/>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06fb55" style:font-style-asian="italic" style:font-style-complex="italic"/>
    </style:style>
    <style:style style:name="T4" style:family="text">
      <style:text-properties fo:font-style="italic" officeooo:rsid="0008fa30" style:font-style-asian="italic" style:font-style-complex="italic"/>
    </style:style>
    <style:style style:name="T5" style:family="text">
      <style:text-properties fo:font-style="italic" officeooo:rsid="001dc826" style:font-style-asian="italic" style:font-style-complex="italic"/>
    </style:style>
    <style:style style:name="T6" style:family="text">
      <style:text-properties fo:font-style="italic" officeooo:rsid="001e83ac" style:font-style-asian="italic" style:font-style-complex="italic"/>
    </style:style>
    <style:style style:name="T7" style:family="text">
      <style:text-properties fo:font-style="italic" officeooo:rsid="000e99a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officeooo:rsid="00062836"/>
    </style:style>
    <style:style style:name="T11" style:family="text">
      <style:text-properties officeooo:rsid="0006fb55"/>
    </style:style>
    <style:style style:name="T12" style:family="text">
      <style:text-properties fo:font-weight="bold" style:font-weight-asian="bold" style:font-weight-complex="bold"/>
    </style:style>
    <style:style style:name="T13" style:family="text">
      <style:text-properties fo:font-weight="bold" officeooo:rsid="001009d8" style:font-weight-asian="bold" style:font-weight-complex="bold"/>
    </style:style>
    <style:style style:name="T14" style:family="text">
      <style:text-properties fo:font-weight="bold" officeooo:rsid="001a4f30"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officeooo:rsid="000e99a4" style:font-style-asian="normal" style:font-style-complex="normal"/>
    </style:style>
    <style:style style:name="T17" style:family="text">
      <style:text-properties officeooo:rsid="000b9570"/>
    </style:style>
    <style:style style:name="T18" style:family="text">
      <style:text-properties style:text-position="super 58%" fo:font-style="normal" style:font-size-asian="10.5pt" style:font-style-asian="normal" style:font-style-complex="normal"/>
    </style:style>
    <style:style style:name="T19" style:family="text">
      <style:text-properties officeooo:rsid="001009d8"/>
    </style:style>
    <style:style style:name="T20" style:family="text">
      <style:text-properties fo:font-weight="normal" officeooo:rsid="001009d8" style:font-weight-asian="normal" style:font-weight-complex="normal"/>
    </style:style>
    <style:style style:name="T21" style:family="text">
      <style:text-properties style:font-name="Liberation Mono" fo:font-size="8pt" style:font-size-asian="8pt" style:font-size-complex="8pt"/>
    </style:style>
    <style:style style:name="T22" style:family="text">
      <style:text-properties officeooo:rsid="00189ed3"/>
    </style:style>
    <style:style style:name="T23" style:family="text">
      <style:text-properties officeooo:rsid="001a4f30"/>
    </style:style>
    <style:style style:name="T24" style:family="text">
      <style:text-properties officeooo:rsid="001ad191"/>
    </style:style>
    <style:style style:name="T25" style:family="text">
      <style:text-properties officeooo:rsid="001dc826"/>
    </style:style>
    <style:style style:name="T26" style:family="text">
      <style:text-properties style:font-name="Courier 10 Pitch" fo:font-size="10pt" style:font-size-asian="10pt" style:font-size-complex="10pt"/>
    </style:style>
    <style:style style:name="T27" style:family="text">
      <style:text-properties style:font-name="Courier 10 Pitch" fo:font-size="10pt" officeooo:rsid="001dc826" style:font-size-asian="10pt" style:font-size-complex="10pt"/>
    </style:style>
    <style:style style:name="T28" style:family="text">
      <style:text-properties officeooo:rsid="001e83ac"/>
    </style:style>
    <style:style style:name="T29" style:family="text">
      <style:text-properties officeooo:rsid="00203497"/>
    </style:style>
    <style:style style:name="T30" style:family="text">
      <style:text-properties officeooo:rsid="0022c545"/>
    </style:style>
    <style:style style:name="T31" style:family="text">
      <style:text-properties officeooo:rsid="002d771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7"/>
      <text:p text:style-name="P27"/>
      <text:p text:style-name="P27"/>
      <text:p text:style-name="P27">Graphic Object Templating Theming</text:p>
      <text:p text:style-name="P28">Construction et implémentation d’un thème graphique avec G.O.T.</text:p>
      <text:p text:style-name="P7"/>
      <text:p text:style-name="P7"/>
      <text:p text:style-name="P7"/>
      <text:p text:style-name="P7"/>
      <text:p text:style-name="P7"/>
      <text:p text:style-name="P7"/>
      <text:p text:style-name="P7"/>
      <text:p text:style-name="P7"/>
      <text:p text:style-name="P7"/>
      <text:p text:style-name="P7"/>
      <text:p text:style-name="P8">Gilbert ARMENGAUD © <text:span text:style-name="T30">2014 - </text:span>2018 Gama7Production </text:p>
      <text:h text:style-name="P53" text:outline-level="1"><text:bookmark-start text:name="__RefHeading___Toc228_61501618"/>Préambule<text:bookmark-end text:name="__RefHeading___Toc228_61501618"/></text:h>
      <text:p text:style-name="Text_20_body">Dans le cadre de l’utilisation du module <text:span text:style-name="T12">ZF-GraphicObjectTemplating-Twig</text:span>, on pourra mettre en place une gestion de thèmes graphiques au travers de modules d’extension.</text:p>
      <text:p text:style-name="Text_20_body">Les dits modules devront respecter quelques règles d’écriture pour faciliter leurs mises en œuvre. Ils pourront également apporter de nouveaux objets (de type objet étendu), mais plus encore, des pages ou modèles utilisables dans le projet global, comme tout objet <text:span text:style-name="T12">G.O.T.</text:span> créé dans ce dernier.</text:p>
      <text:p text:style-name="Text_20_body">Pour la question du thème graphique, le nouveau module livrera des objets <text:span text:style-name="T12">G.O.T.</text:span> complets et directement utilisable dans le projet global. Il sera également possible de fournir un modèle de fond de page (<text:span text:style-name="T2">*layout.twig</text:span>) étendant le modèle de page standard de <text:span text:style-name="T12">G.O.T.</text:span> mis dans le module principal <text:s/>du projet. Le paramétrage de ce dernier devra lui donner comme alias ‘<text:span text:style-name="T2">layout/layout</text:span>’. Le nouveau modèle de fond de page lui aura obligatoirement pour alias ‘<text:span text:style-name="T2">layout/nomModulelayout</text:span>’ ou <text:span text:style-name="T2">nomModule</text:span> sera le nom du module commençant par une minuscul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39"><text:a xlink:type="simple" xlink:href="#__RefHeading___Toc228_61501618" text:style-name="Index_20_Link" text:visited-style-name="Index_20_Link">Préambule<text:tab/>2</text:a></text:p>
          <text:p text:style-name="P39"><text:a xlink:type="simple" xlink:href="#__RefHeading___Toc226_61501618" text:style-name="Index_20_Link" text:visited-style-name="Index_20_Link">Structure du dossier du module<text:tab/>4</text:a></text:p>
          <text:p text:style-name="P40"><text:a xlink:type="simple" xlink:href="#__RefHeading___Toc231_61501618" text:style-name="Index_20_Link" text:visited-style-name="Index_20_Link">Le fichier module.config.php, répertoire config du module<text:tab/>4</text:a></text:p>
          <text:p text:style-name="P40"><text:a xlink:type="simple" xlink:href="#__RefHeading___Toc233_61501618" text:style-name="Index_20_Link" text:visited-style-name="Index_20_Link">Répertoire public<text:tab/>5</text:a></text:p>
          <text:p text:style-name="P40"><text:a xlink:type="simple" xlink:href="#__RefHeading___Toc235_61501618" text:style-name="Index_20_Link" text:visited-style-name="Index_20_Link">Répertoire src, source de l’extension<text:tab/>5</text:a></text:p>
          <text:p text:style-name="P40"><text:a xlink:type="simple" xlink:href="#__RefHeading___Toc237_61501618" text:style-name="Index_20_Link" text:visited-style-name="Index_20_Link">Répertoire view, les modèles<text:tab/>6</text:a></text:p>
          <text:p text:style-name="P39"><text:a xlink:type="simple" xlink:href="#__RefHeading___Toc304_83458959" text:style-name="Index_20_Link" text:visited-style-name="Index_20_Link">Création d’un objet étendu<text:tab/>6</text:a></text:p>
          <text:p text:style-name="P40"><text:a xlink:type="simple" xlink:href="#__RefHeading___Toc306_83458959" text:style-name="Index_20_Link" text:visited-style-name="Index_20_Link">La classe objet étendu<text:tab/>6</text:a></text:p>
          <text:p text:style-name="P41"><text:a xlink:type="simple" xlink:href="#__RefHeading___Toc308_83458959" text:style-name="Index_20_Link" text:visited-style-name="Index_20_Link">La classe OEObject<text:tab/>6</text:a></text:p>
          <text:p text:style-name="P41"><text:a xlink:type="simple" xlink:href="#__RefHeading___Toc310_83458959" text:style-name="Index_20_Link" text:visited-style-name="Index_20_Link">Les classes OEDContained et OESContainer<text:tab/>6</text:a></text:p>
          <text:p text:style-name="P41"><text:a xlink:type="simple" xlink:href="#__RefHeading___Toc438_256175384" text:style-name="Index_20_Link" text:visited-style-name="Index_20_Link">Les classes objets étendus<text:tab/>8</text:a></text:p>
          <text:p text:style-name="P40"><text:a xlink:type="simple" xlink:href="#__RefHeading___Toc440_256175384" text:style-name="Index_20_Link" text:visited-style-name="Index_20_Link">Le fichier de paramétrage – </text:a><text:a xlink:type="simple" xlink:href="#__RefHeading___Toc440_256175384" text:style-name="Index_20_Link" text:visited-style-name="Index_20_Link"><text:span text:style-name="T2">nomModule</text:span></text:a><text:a xlink:type="simple" xlink:href="#__RefHeading___Toc440_256175384" text:style-name="Index_20_Link" text:visited-style-name="Index_20_Link">.config.php<text:tab/>8</text:a></text:p>
          <text:p text:style-name="P40"><text:a xlink:type="simple" xlink:href="#__RefHeading___Toc442_256175384" text:style-name="Index_20_Link" text:visited-style-name="Index_20_Link">Le fichier modèle – </text:a><text:a xlink:type="simple" xlink:href="#__RefHeading___Toc442_256175384" text:style-name="Index_20_Link" text:visited-style-name="Index_20_Link"><text:span text:style-name="T2">nomModule</text:span></text:a><text:a xlink:type="simple" xlink:href="#__RefHeading___Toc442_256175384" text:style-name="Index_20_Link" text:visited-style-name="Index_20_Link">.twig<text:tab/>9</text:a></text:p>
        </text:index-body>
      </text:table-of-content>
      <text:h text:style-name="P51" text:outline-level="1"/>
      <text:h text:style-name="P54" text:outline-level="1"><text:bookmark-start text:name="__RefHeading___Toc226_61501618"/>Structure du dossier du module<text:bookmark-end text:name="__RefHeading___Toc226_61501618"/></text:h>
      <text:p text:style-name="Preformatted_20_Text">NomModule/</text:p>
      <text:p text:style-name="Preformatted_20_Text"><text:tab/>→<text:span text:style-name="T10"> </text:span>config/</text:p>
      <text:p text:style-name="Preformatted_20_Text"><text:tab/><text:tab/>→<text:span text:style-name="T10"> </text:span>module.config.php</text:p>
      <text:p text:style-name="Preformatted_20_Text"><text:tab/>→<text:span text:style-name="T10"> </text:span>public/</text:p>
      <text:p text:style-name="Preformatted_20_Text"><text:tab/><text:tab/>→<text:span text:style-name="T10"> </text:span>css/</text:p>
      <text:p text:style-name="Preformatted_20_Text"><text:tab/><text:tab/>→<text:span text:style-name="T10"> </text:span>img/</text:p>
      <text:p text:style-name="Preformatted_20_Text"><text:tab/><text:tab/>→<text:span text:style-name="T10"> </text:span>js/</text:p>
      <text:p text:style-name="Preformatted_20_Text"><text:tab/><text:tab/>→<text:span text:style-name="T10"> oeobjects/</text:span></text:p>
      <text:p text:style-name="Preformatted_20_Text"><text:tab/><text:tab/><text:tab/>→ oedcontained/</text:p>
      <text:p text:style-name="Preformatted_20_Text"><text:tab/><text:tab/><text:tab/>→ oescontainer/</text:p>
      <text:p text:style-name="Preformatted_20_Text"><text:tab/>→<text:span text:style-name="T10"> </text:span>src/</text:p>
      <text:p text:style-name="Preformatted_20_Text"><text:tab/><text:tab/>→<text:span text:style-name="T10"> GotObjects/</text:span></text:p>
      <text:p text:style-name="Preformatted_20_Text"><text:tab/><text:tab/>→<text:span text:style-name="T10"> OEObjects/</text:span></text:p>
      <text:p text:style-name="Preformatted_20_Text"><text:tab/><text:tab/><text:tab/>→<text:span text:style-name="T10"> OEDContained/</text:span></text:p>
      <text:p text:style-name="Preformatted_20_Text"><text:tab/><text:tab/><text:tab/>→<text:span text:style-name="T10"> OESContainer/</text:span></text:p>
      <text:p text:style-name="Preformatted_20_Text"><text:tab/><text:tab/>→<text:span text:style-name="T10"> Module.php</text:span></text:p>
      <text:p text:style-name="Preformatted_20_Text"><text:tab/>→ view/</text:p>
      <text:p text:style-name="Preformatted_20_Text"><text:tab/><text:tab/>→ graphic-object-templating/</text:p>
      <text:p text:style-name="Preformatted_20_Text"><text:tab/><text:tab/><text:tab/>→ oeobjects/</text:p>
      <text:p text:style-name="Preformatted_20_Text"><text:tab/><text:tab/><text:tab/><text:tab/>→ oedcontained/</text:p>
      <text:p text:style-name="Preformatted_20_Text"><text:tab/><text:tab/><text:tab/><text:tab/>→ oescontainer/</text:p>
      <text:p text:style-name="Preformatted_20_Text"><text:tab/><text:tab/>→ layout/</text:p>
      <text:p text:style-name="P9"><text:span text:style-name="T11">C</text:span>i-dessu<text:span text:style-name="T11">s la structure du module Zend Framework que vous aurez à créer pour construire votre extension, voir votre thème. Comme tout module Zend Framework, il ne faudra pas oublier de faire le paramétrage utile à son activation dans le projet. Nous ne rentrerons pas dans la description des opération à faire, repportez-vous à la documentation de la version de Zend Framework que vous utilisez.</text:span></text:p>
      <text:h text:style-name="P45" text:outline-level="2"><text:bookmark-start text:name="__RefHeading___Toc231_61501618"/>Le fichier module.config.php, répertoire config du module<text:bookmark-end text:name="__RefHeading___Toc231_61501618"/></text:h>
      <text:p text:style-name="P10">Ce fichier devra au moins formé du code source qui suit :</text:p>
      <text:p text:style-name="Preformatted_20_Text">&lt;?php</text:p>
      <text:p text:style-name="Preformatted_20_Text">namespace <text:span text:style-name="T3">NomModule</text:span>;</text:p>
      <text:p text:style-name="Preformatted_20_Text">return [</text:p>
      <text:p text:style-name="Preformatted_20_Text"><text:s text:c="4"/>'view_manager' =&gt; [</text:p>
      <text:p text:style-name="Preformatted_20_Text"><text:s text:c="8"/>'template_path_stack' =&gt; [</text:p>
      <text:p text:style-name="Preformatted_20_Text"><text:s text:c="12"/>__DIR__ . '/../view',</text:p>
      <text:p text:style-name="Preformatted_20_Text"><text:s text:c="8"/>],</text:p>
      <text:p text:style-name="Preformatted_20_Text"><text:s text:c="4"/>],</text:p>
      <text:p text:style-name="Preformatted_20_Text">];</text:p>
      <text:p text:style-name="P10">ici est juste déclaré le chemin des modèles à utiliser qui seront agrégé à ceux déjà paramétré dans les autres modules dans le tableau ‘template_path_stack’. Ces modèles seront stockés dans le répertoire ‘view’ de votre module, dont on décrira la structure ci-après dans cette notice.</text:p>
      <text:p text:style-name="P10">À vous ici, de remplace <text:span text:style-name="T2">NomModule</text:span><text:span text:style-name="T15">, par le nom que vous aurez donné à votre module</text:span></text:p>
      <text:p text:style-name="P10">Dans le cas ou vous désirerez créer un thème graphique avec votre module d’extension, il faudra déclarer l’alias donnant accès à votre fond de page de base. Pour cela, il faut ajouter dans le tableau ‘view_manager’ de ce fichier, le code suivant :</text:p>
      <text:p text:style-name="Preformatted_20_Text">'template_map' =&gt; [</text:p>
      <text:p text:style-name="Preformatted_20_Text"><text:s text:c="4"/>'layout/<text:span text:style-name="T3">nomModule</text:span>layout' <text:s/>=&gt; __DIR__ . '/../view/layout/<text:span text:style-name="T3">nomTemplateLayout</text:span>.twig',</text:p>
      <text:p text:style-name="Preformatted_20_Text">],</text:p>
      <text:p text:style-name="P10">ou ici <text:span text:style-name="T2">nomModule</text:span> est le nom de votre module commençant par une minuscule, et <text:span text:style-name="T2">nomTemplateLayout</text:span>, le nom que vous aurez décidé de donner à votre modèle de fonde page. Au sujet de la structure de ce dernier fichier, nous l’aborderont plus loin dans la documentation.</text:p>
      <text:p text:style-name="Text_20_body"><text:soft-page-break/><text:span text:style-name="T11">Comme nous construisons un module Zend Framework, vous êtes libre d’ajouter, service, ‘viewHelper’, …. ou tout autre éléments pouvant entrer dans la construction d’un module. À vous alors d’en ajouter le paramétrage adéquat dans le fichier </text:span><text:span text:style-name="T3">module.config.php</text:span><text:span text:style-name="T11">.</text:span></text:p>
      <text:h text:style-name="P46" text:outline-level="2"><text:bookmark-start text:name="__RefHeading___Toc233_61501618"/>Répertoire public<text:bookmark-end text:name="__RefHeading___Toc233_61501618"/></text:h>
      <text:p text:style-name="P11">Ce répertoire va contenir l’ensemble des ressources nécessaire à la mise en œuvre de votre extension, de votre thème graphique. Par ressources, il faut en premier lieu voir les fichiers feuilles de styles, les fichiers script JavaScript, les images ou autres éléments multimédias.</text:p>
      <text:p text:style-name="P11">On les trouvera directement sous les répertoires ‘css’, ‘img’ et ‘js’ dans le cas d’un thème graphique, mais également en terme de ressources pour les objets spécifiques créés dans votre extension dans le répertoire ‘oeobjects’, subdivisé en deux parties : oedcontained (objet étendu de contenu), et ‘oescontainer (objet étendu contenant d’objets).</text:p>
      <text:p text:style-name="P29">Ici, la structure prise sera celle du module principal, <text:span text:style-name="T1">GraphicObjectTemplating</text:span>, c’est à dire :</text:p>
      <text:list xml:id="list716392345" text:style-name="L1">
        <text:list-item>
          <text:p text:style-name="P62">un dossier au nom de l’objet tout en minuscule,</text:p>
        </text:list-item>
        <text:list-item>
          <text:p text:style-name="P62">ce dossier contiendra les répertoires comme pour une thème graphique, ‘css’, ‘img’ et ‘js’ entre autre,</text:p>
        </text:list-item>
        <text:list-item>
          <text:p text:style-name="P55">la définition de l’objet étendu devra y faire référence dans le tableau ‘resources’.</text:p>
        </text:list-item>
      </text:list>
      <text:h text:style-name="P47" text:outline-level="2"><text:bookmark-start text:name="__RefHeading___Toc235_61501618"/>Répertoire src, source de l’extension<text:bookmark-end text:name="__RefHeading___Toc235_61501618"/></text:h>
      <text:p text:style-name="P12">Comme pour tout module Zend Framework, le répertoire ‘src’, en conjonction avec les répertoires ‘config’, voir ‘view’, constitue le cœur de votre module.</text:p>
      <text:p text:style-name="P12">Il est obligatoire d’y trouver le fichier Module.php définissant le classe Module du dit module créé comme suit :</text:p>
      <text:p text:style-name="Preformatted_20_Text">&lt;?php</text:p>
      <text:p text:style-name="Preformatted_20_Text"/>
      <text:p text:style-name="Preformatted_20_Text">namespace <text:span text:style-name="T4">NomModule</text:span>;</text:p>
      <text:p text:style-name="Preformatted_20_Text"/>
      <text:p text:style-name="Preformatted_20_Text">class Module</text:p>
      <text:p text:style-name="Preformatted_20_Text">{</text:p>
      <text:p text:style-name="Preformatted_20_Text"><text:s text:c="4"/>public function getConfig()</text:p>
      <text:p text:style-name="Preformatted_20_Text"><text:s text:c="4"/>{</text:p>
      <text:p text:style-name="Preformatted_20_Text"><text:s text:c="8"/>return include __DIR__ . '/../config/module.config.php';</text:p>
      <text:p text:style-name="Preformatted_20_Text"><text:s text:c="4"/>}</text:p>
      <text:p text:style-name="Preformatted_20_Text">}</text:p>
      <text:p text:style-name="P12">Ceci est la définition minimale de la classe Module visant à informer ou trouver le fichier de paramétrage du module.</text:p>
      <text:p text:style-name="P12">Comme dans toute écriture de module sous Zend Framework, vous êtes livre d’ajouter d’auitres méthode, en respectant le documentation de votre version du framework dans le cas de besoin supplémentaire. Mais, pour une extension d’objets, voire un thème graphique, ce fichier sera suffisant.</text:p>
      <text:p text:style-name="P12">Pour abriter une extension d’objet il faudra mettre en place la structure de stockage de ces dits objets. En premier lieu on a besoin d’avoir le dossier <text:span text:style-name="T1">OEObjects</text:span>, qui va contenir l’ensemble des objets. Il est subdivisé en deux : <text:span text:style-name="T1">OEDContained</text:span>, dossier contenant les classe d’instanciation d’objet de contenu, <text:span text:style-name="T1">OESContainer</text:span>, dossier contenant les classes d’instanciation d’objet contenant d’objet. <text:span text:style-name="T17">Ceci faisant écho à la structuration du répertoire ‘oeobjects’ dans les répertoires ‘public’ et ‘view’.</text:span></text:p>
      <text:p text:style-name="P13">Nous somme dans le répertoire ‘src’, c’est à dire : source. d’où rien ne vous empêche d’y ajouter service, ‘viewHelper’, plugin de contrôleur, … comme pour tout autre module. Rappel : ne pas ouyblier d’enfaire le paramétrage dans le fichier module.config.php dans le répertoire config de votre module.</text:p>
      <text:p text:style-name="P13">Remarque : pour harmoniser les développements, si votre thème graphique doit fournir des pages complètes, des blocs de pages, ils seront déclarés dans le répertoire ‘<text:span text:style-name="T12">GotObjects</text:span>’ par convenance. Rien ne vous interdit de le nommer <text:soft-page-break/>autrement, ceci est juste une recommandation. Cette recommandation peut également s’étendre aux modules de votre application, de votre site pour homogénéiser l’ensemble.</text:p>
      <text:h text:style-name="P48" text:outline-level="2"><text:bookmark-start text:name="__RefHeading___Toc237_61501618"/>Répertoire view, les modèles<text:bookmark-end text:name="__RefHeading___Toc237_61501618"/></text:h>
      <text:p text:style-name="P14">Si votre module n’est qu’une extension à <text:span text:style-name="T1">GraphicObjectTemplating</text:span> par ajout de nouveaux objet, le répertoire ‘view’ ne comprendra que le répertoire ‘<text:span text:style-name="T2">graphic-object-templating</text:span><text:span text:style-name="T15">’, contenant comme déjà précisé, un répertoire ‘oeobjects’, dans lequel se trouveront les répertoires ‘</text:span><text:span text:style-name="T2">oedcontained</text:span><text:span text:style-name="T15">’ et ‘</text:span><text:span text:style-name="T2">oescontainer</text:span><text:span text:style-name="T15">’.</text:span></text:p>
      <text:p text:style-name="P17">C’est dans les deux derniers répertoire que vous aurez à coder la logique des paramètres et modèles de vous nouveau objet.</text:p>
      <text:p text:style-name="P30">Dans le cas ou vous ne voulez créer qu’un thème, sans objet spécifique, le répertoire ‘<text:span text:style-name="T2">view</text:span>’ contiendra les répertoires ‘<text:span text:style-name="T2">layout</text:span>’ et ‘<text:span text:style-name="T2">models’ </text:span>:</text:p>
      <text:list xml:id="list1228536510" text:style-name="L2">
        <text:list-item>
          <text:p text:style-name="P63"><text:span text:style-name="T15">‘</text:span><text:span text:style-name="T2">layout</text:span><text:span text:style-name="T15">’ contiendra l’ensemble des différents modèles de fond de page, avec un modèle principal. Ce dernier prendra le nom du module (1</text:span><text:span text:style-name="T18">ére</text:span><text:span text:style-name="T15"> lettre minuscule) suffixé par ‘</text:span><text:span text:style-name="T2">layout.twig</text:span><text:span text:style-name="T15">’ (par convention que vous pouvez ne pas suivre),</text:span></text:p>
        </text:list-item>
        <text:list-item>
          <text:p text:style-name="P56"><text:span text:style-name="T15">‘</text:span><text:span text:style-name="T7">models</text:span><text:span text:style-name="T16">’ contiendra tous les autres modèles, dont ceux des objets page ou bloc utilisable dans le projet.</text:span></text:p>
        </text:list-item>
      </text:list>
      <text:h text:style-name="P52" text:outline-level="1"><text:bookmark-start text:name="__RefHeading___Toc304_83458959"/>Création d’un objet étendu<text:bookmark-end text:name="__RefHeading___Toc304_83458959"/></text:h>
      <text:p text:style-name="P15"><text:span text:style-name="T1">GraphicObjectTemplating</text:span> met à disposition un mécanisme d’extension d’objet en interne, mais également en externe, comme dans un module d’extension.</text:p>
      <text:p text:style-name="P15">Ce mécanisme passe au travers des classes d’instanciation d’objet : <text:span text:style-name="T12">OEObjects</text:span>, <text:span text:style-name="T12">OEDContained</text:span> et <text:span text:style-name="T12">OESContainer</text:span>, version objet étendu des classes <text:span text:style-name="T12">OObject</text:span>, <text:span text:style-name="T12">ODConatined</text:span> et <text:span text:style-name="T12">OSContainer</text:span>.</text:p>
      <text:p text:style-name="P15">Les dits objets étendu finaux, extensions des objets étendus nommés ci-dessus, bénéficient en plus de la capacité d’héritage multiple. Ce implique que l’on peut créer l’objet <text:span text:style-name="T12">OEDInput</text:span> extension de l‘objet <text:span text:style-name="T12">OEDContained</text:span>, héritant également de l’objet <text:span text:style-name="T12">ODInput</text:span> pour son fonctionnement général. Ici la différence entre l’objet <text:span text:style-name="T12">ODInput</text:span> et <text:span text:style-name="T12">OEDInput</text:span> réside dans la présentation et la possibilité par un clic, d’effacer le contenu d’un champs de saisi ou de visualiser le contenu d’un champs type mot de passe. Tout le reste du fonctionnement de l’objet est celui de <text:span text:style-name="T12">ODInput</text:span>.</text:p>
      <text:h text:style-name="P49" text:outline-level="2"><text:bookmark-start text:name="__RefHeading___Toc306_83458959"/>La classe objet étendu<text:bookmark-end text:name="__RefHeading___Toc306_83458959"/></text:h>
      <text:p text:style-name="P16">C’est la base de tout objet, qu’il soit de base ou étendu, avoir une classe de déclaration et définition des principales méthodes de gestion et fonctionnement.</text:p>
      <text:p text:style-name="P16">Toutefois, dans le cas d’objet étendu, le constructeur n’est pas tout à fait le même que usuellement. En premier lieu, parlant des classes <text:span text:style-name="T22">mères</text:span> de base des objets étendu : <text:span text:style-name="T13">OEObjects</text:span><text:span text:style-name="T19">, </text:span><text:span text:style-name="T13">OEDContained</text:span><text:span text:style-name="T19"> et </text:span><text:span text:style-name="T13">OESContainer</text:span><text:span text:style-name="T20">.</text:span></text:p>
      <text:h text:style-name="P42" text:outline-level="3"><text:bookmark-start text:name="__RefHeading___Toc308_83458959"/>La classe OEObject<text:bookmark-end text:name="__RefHeading___Toc308_83458959"/></text:h>
      <text:p text:style-name="P32">Cette classe étends la classe de référence <text:span text:style-name="T12">OObject</text:span>. Elle en reprend l’ensemble des méthodes et mécanisme. Son constructeur peut se voir en plusieurs parties :</text:p>
      <text:p text:style-name="P32">→ construction de l’objet de base par l’instance de la classe <text:span text:style-name="T12">OObjet</text:span>, : <text:tab/><text:tab/><text:span text:style-name="T21">parent::_construct($id)</text:span>,</text:p>
      <text:p text:style-name="P32">→ intégration des <text:span text:style-name="T31">attributs</text:span> du fichier de configuration de l’objet étendu, à l’objet en cours de construction,</text:p>
      <text:p text:style-name="P16">→ formatage et initialisation du nom de la classe d’instanciation et du modèle à prendre pour rendre le modèle de l’objet <text:span text:style-name="T12">Twig</text:span> et <text:span text:style-name="T12">HTML</text:span>.</text:p>
      <text:h text:style-name="P42" text:outline-level="3"><text:bookmark-start text:name="__RefHeading___Toc310_83458959"/><text:soft-page-break/>Les classes OEDContained et OESContainer<text:bookmark-end text:name="__RefHeading___Toc310_83458959"/></text:h>
      <text:p text:style-name="P18">Classes étendant la classe <text:span text:style-name="T12">OEObject</text:span> qui chacune apporte leur logique de fonctionnement.</text:p>
      <text:p text:style-name="P19">Comme dans <text:span text:style-name="T12">GraphicObjectTemplating</text:span>, la classe <text:span text:style-name="T12">OEDContained</text:span> est là pour servir de socle à l’ensemble des classes d’objet de type contenu, et la classe <text:span text:style-name="T12">OESConatiner</text:span> pour l‘ensemble des classes d’objet de type contenant d’autres objets. En cela chacune de ces classes apporte des fonctionnalités spécifiques en rapport avec la gestion de leurs attributs.</text:p>
      <text:p text:style-name="P31">L’héritage mis en place dans les classes <text:span text:style-name="T12">OEDContained</text:span> et <text:span text:style-name="T12">OESContainer</text:span> est double :</text:p>
      <text:list xml:id="list4225295304" text:style-name="L3">
        <text:list-item>
          <text:p text:style-name="P64">un héritage direct par extension de classes (<text:span text:style-name="T12">OEObject</text:span>),</text:p>
        </text:list-item>
        <text:list-item>
          <text:p text:style-name="P57">par création d’un attribut pour instanciation de la seconde classe, respectivement <text:span text:style-name="T12">ODContained</text:span> et <text:span text:style-name="T12">OSContainer</text:span>.</text:p>
        </text:list-item>
      </text:list>
      <text:p text:style-name="P20">De fait, on ne pourra faire hériter tout objet étendu que de deux classes. Ainsi dans le cas de l’objet <text:span text:style-name="T12">OEDInput</text:span>, on surchargera l’attribut permettant la mise en place de la seconde classe en remplaçant la classe <text:span text:style-name="T12">ODContained</text:span> par <text:span text:style-name="T12">ODInput</text:span>, donc avoir tout le comportement de la classe <text:span text:style-name="T12">ODInput</text:span> pour la classe <text:span text:style-name="T12">OEDInput</text:span>. On peut noter que la classe <text:span text:style-name="T12">ODInput</text:span> étant une extension de la classe <text:span text:style-name="T12">ODContained</text:span>, la classe <text:span text:style-name="T12">OEDInput</text:span> aura aussi le comportement de la classe <text:span text:style-name="T12">ODContained</text:span>.</text:p>
      <text:p text:style-name="P20">Le constructeur aura donc pour code :</text:p>
      <text:p text:style-name="Preformatted_20_Text">public function __construct($id, $pathConfig, $className) {</text:p>
      <text:p text:style-name="Preformatted_20_Text"><text:s text:c="4"/>parent::__construct($id, $pathConfig, $className);</text:p>
      <text:p text:style-name="Preformatted_20_Text"><text:s text:c="4"/>$this-&gt;_tExtendIntances = new $this-&gt;_tExtends($id);</text:p>
      <text:p text:style-name="Preformatted_20_Text"><text:s text:c="4"/>return $this;</text:p>
      <text:p text:style-name="Preformatted_20_Text">}</text:p>
      <text:p text:style-name="P31">ou </text:p>
      <text:list xml:id="list2161485032" text:style-name="L4">
        <text:list-item>
          <text:p text:style-name="P65"><text:span text:style-name="T2">$id</text:span><text:tab/><text:tab/>: identifiant de l’objet (niveau DOM),</text:p>
        </text:list-item>
        <text:list-item>
          <text:p text:style-name="P65"><text:span text:style-name="T2">$patthConfig</text:span><text:tab/>: chemin d’accès au fichier configuration de l’objet étendu,</text:p>
        </text:list-item>
        <text:list-item>
          <text:p text:style-name="P58"><text:span text:style-name="T2">$className</text:span><text:tab/>: nom de la classe de l’objet étendu.</text:p>
        </text:list-item>
      </text:list>
      <text:p text:style-name="P33">Par défaut le nom de la classe instancié en attribut sera :</text:p>
      <text:list xml:id="list651831865" text:style-name="L5">
        <text:list-item>
          <text:p text:style-name="P66"><text:span text:style-name="T12">GraphicObjectTemplating\OObjects\OSContainer</text:span> <text:span text:style-name="T23">pour </text:span><text:span text:style-name="T14">OESContainer</text:span><text:span text:style-name="T23">,</text:span></text:p>
        </text:list-item>
        <text:list-item>
          <text:p text:style-name="P59"><text:span text:style-name="T12">GraphicObjectTemplating\OObjects\ODContained</text:span> pour <text:span text:style-name="T12">OEDContained</text:span>.</text:p>
        </text:list-item>
      </text:list>
      <text:p text:style-name="P21">On doit savoir qu’un objet de type contenu (extension de la classe <text:span text:style-name="T12">ODContained</text:span> ou <text:span text:style-name="T12">OEDContained</text:span>) est déterminé comme n’ayant que du contenu en gestion, donc que des méthodes à gérer. De ce fait, la méthode magique <text:span text:style-name="T2">__call</text:span> sera codé pour accéder aux méthode de l’objet instancié en attribut de l’objet.</text:p>
      <text:p text:style-name="Preformatted_20_Text">public function __call($funcName, $tArgs)</text:p>
      <text:p text:style-name="Preformatted_20_Text">{</text:p>
      <text:p text:style-name="Preformatted_20_Text"><text:s text:c="4"/>if(method_exists($this-&gt;_tExtendIntances, $funcName))</text:p>
      <text:p text:style-name="Preformatted_20_Text"><text:s text:c="8"/>{ return call_user_func_array(array($this-&gt;_tExtendIntances, $funcName), $tArgs); }</text:p>
      <text:p text:style-name="Preformatted_20_Text"><text:s text:c="4"/>throw new Exception("The $funcName method doesn't exist");</text:p>
      <text:p text:style-name="Preformatted_20_Text">}</text:p>
      <text:p text:style-name="P21">Pour le cas des objet étendu de type contenant (extension de la cla<text:span text:style-name="T24">s</text:span>se <text:span text:style-name="T12">OSContainer</text:span> ou <text:span text:style-name="T12">OESContainer</text:span>), on a à gérer en plus des méthodes propres, l’accessibilité aux objets contenu dans le dit objet. Pour cela on codera la méthode magique <text:span text:style-name="T2">__get</text:span> pour rechercher <text:span text:style-name="T24">dans l’objet un des objets le composant.</text:span></text:p>
      <text:p text:style-name="Preformatted_20_Text">public function __get($nameChild) {</text:p>
      <text:p text:style-name="Preformatted_20_Text"><text:s text:c="4"/>$properties = $this-&gt;getProperties();</text:p>
      <text:p text:style-name="Preformatted_20_Text"><text:s text:c="4"/>if (!empty($properties['children'])) {</text:p>
      <text:p text:style-name="Preformatted_20_Text"><text:s text:c="8"/>foreach ($properties['children'] as $idChild =&gt; $child) {</text:p>
      <text:p text:style-name="Preformatted_20_Text"><text:s text:c="12"/>$obj = OObject::buildObject($idChild);</text:p>
      <text:p text:style-name="Preformatted_20_Text"><text:s text:c="12"/>$name = $obj-&gt;getName();</text:p>
      <text:p text:style-name="Preformatted_20_Text"><text:s text:c="12"/>if ($name == $nameChild) return $obj;</text:p>
      <text:p text:style-name="Preformatted_20_Text"><text:s text:c="8"/>}</text:p>
      <text:p text:style-name="Preformatted_20_Text"><text:s text:c="4"/>}</text:p>
      <text:p text:style-name="Preformatted_20_Text"><text:soft-page-break/><text:s text:c="4"/>return false;</text:p>
      <text:p text:style-name="Preformatted_20_Text">}</text:p>
      <text:p text:style-name="P22">Afin de pouvoir, comme dans l’objet <text:span text:style-name="T12">OEDInput</text:span>, surcharger l’attribut instanciation d’objet, on codera dans chaque type d’objet étendu la méthode <text:span text:style-name="T1">setTExtendInstances()</text:span></text:p>
      <text:p text:style-name="Preformatted_20_Text"><text:s text:c="4"/>public function setTExtendInstances(OObject $object)</text:p>
      <text:p text:style-name="Preformatted_20_Text"><text:s text:c="4"/>{</text:p>
      <text:p text:style-name="Preformatted_20_Text"><text:s text:c="8"/>$this-&gt;_tExtendIntances = $object;</text:p>
      <text:p text:style-name="Preformatted_20_Text"><text:s text:c="8"/>return $this;</text:p>
      <text:p text:style-name="Preformatted_20_Text"><text:s text:c="4"/>}</text:p>
      <text:h text:style-name="P43" text:outline-level="3"><text:bookmark-start text:name="__RefHeading___Toc438_256175384"/>Les classes objets étendus<text:bookmark-end text:name="__RefHeading___Toc438_256175384"/></text:h>
      <text:p text:style-name="P22">Comme vu ci-avant, un objet étendu est obtenu par extension de la classe <text:span text:style-name="T12">OEDContained</text:span> ou <text:span text:style-name="T12">OESContainer</text:span>. Comme dans tout objet <text:span text:style-name="T12">GraphicObjectTemplating</text:span>, le constructeur de ce dernier fait référence au fichier de configuration de l’objet au travers du constructeur de l’objet parent</text:p>
      <text:p text:style-name="Preformatted_20_Text">parent::__construct($id,$pathConfig , <text:span text:style-name="T24">self</text:span>::class);</text:p>
      <text:p text:style-name="P22">au besoin, surcharge l’objet instancié en attribut de l’objet</text:p>
      <text:p text:style-name="Preformatted_20_Text">$this-&gt;setTExtendInstances(new ODInput($id));</text:p>
      <text:p text:style-name="P22">dans le cas de l’objet <text:span text:style-name="T12">OEDInput</text:span>, pour donner un exemple.</text:p>
      <text:p text:style-name="P23">Après, suivant le cas, on pourra coder des méthodes spécifiques visant à gérer les attributs spécifiques à l’objet étendu. Ceux de l’objet instancié en tant qu’attribut, seront gérés par ce dernier sans <text:span text:style-name="T28">impact</text:span> sur la classe de l’objet étendu.</text:p>
      <text:h text:style-name="P50" text:outline-level="2"><text:bookmark-start text:name="__RefHeading___Toc440_256175384"/>Le fichier de paramétrage – <text:span text:style-name="T2">nomModule</text:span>.config.php<text:bookmark-end text:name="__RefHeading___Toc440_256175384"/></text:h>
      <text:p text:style-name="P24">Le contenu de base de ce fichier est </text:p>
      <text:p text:style-name="Preformatted_20_Text">&lt;?php</text:p>
      <text:p text:style-name="Preformatted_20_Text">return [</text:p>
      <text:p text:style-name="Preformatted_20_Text"><text:s text:c="4"/>"extension" <text:s text:c="4"/>=&gt; true,</text:p>
      <text:p text:style-name="Preformatted_20_Text"><text:s text:c="4"/>"object" <text:s text:c="7"/>=&gt; "<text:span text:style-name="T5">nomObjetEtendu</text:span>",</text:p>
      <text:p text:style-name="Preformatted_20_Text"><text:s text:c="4"/>"typeObj" <text:s text:c="6"/>=&gt; "<text:span text:style-name="T5">typeObjet</text:span>",</text:p>
      <text:p text:style-name="P36"><text:s text:c="4"/>"template" <text:s text:c="5"/>=&gt; "<text:span text:style-name="T5">nomObjetEtendu</text:span>.twig",</text:p>
      <text:p text:style-name="Preformatted_20_Text"><text:s text:c="4"/>"resources" =&gt; [</text:p>
      <text:p text:style-name="P37"><text:s text:c="8"/>"prefix" =&gt; 'gotextension/<text:span text:style-name="T5">nomTheme</text:span>/oeobjects/',</text:p>
      <text:p text:style-name="Preformatted_20_Text"><text:s text:c="8"/>"css" =&gt; [],</text:p>
      <text:p text:style-name="P36"><text:s text:c="8"/>"js" <text:s/>=&gt; ['<text:span text:style-name="T5">nomObjetEtendu</text:span>.js' =&gt; 'js/<text:span text:style-name="T5">nomObjetEtendu</text:span>.js'],</text:p>
      <text:p text:style-name="Preformatted_20_Text"><text:s text:c="4"/>],</text:p>
      <text:p text:style-name="Preformatted_20_Text">];</text:p>
      <text:p text:style-name="P34">avec :</text:p>
      <text:list xml:id="list4158575844" text:style-name="L6">
        <text:list-item>
          <text:p text:style-name="P67"><text:span text:style-name="T26">nomObjetEtendu</text:span>, <text:span text:style-name="T25">le nom de la classe d’instanciation commençant par une minuscule,</text:span></text:p>
        </text:list-item>
        <text:list-item>
          <text:p text:style-name="P68"><text:span text:style-name="T27">type</text:span><text:span text:style-name="T26">Objet</text:span>, <text:span text:style-name="T25">le type de l’objet (</text:span><text:span text:style-name="T27">oedcontained ou oescontainer</text:span>),</text:p>
        </text:list-item>
        <text:list-item>
          <text:p text:style-name="P60"><text:span text:style-name="T26">nom</text:span><text:span text:style-name="T27">Module</text:span>, <text:span text:style-name="T25">le nom du module que l’on construit.</text:span></text:p>
        </text:list-item>
      </text:list>
      <text:p text:style-name="P25">‘<text:span text:style-name="T5">prefix</text:span><text:span text:style-name="T25">’ donne le préfix constituant le chemin par lequel la page web pourra accéder aux ressources du module, de l’extension. Ceci se traduit dans le répertoire ‘</text:span><text:span text:style-name="T5">public</text:span><text:span text:style-name="T25">’ de votre projet, par la présence d’un répertoire ‘</text:span><text:span text:style-name="T5">gotextension</text:span><text:span text:style-name="T25">’ contenant les liens symboliques vers les répertoires ‘</text:span><text:span text:style-name="T5">public</text:span><text:span text:style-name="T25">’ des Modules d’extension au nom du module lui-même en commençant à écrire ce dernier par une minuscule.</text:span></text:p>
      <text:p text:style-name="P24">Les fichiers de ressources sont alors présent dans le tableau ‘<text:span text:style-name="T8">resources</text:span>’ du fichier de configuration dans 2 tableaux distinct : ‘<text:span text:style-name="T2">css</text:span>’ et ‘<text:span text:style-name="T2">js</text:span>’ (pour les feuilles de style et les scripts JavaScript). La clé dans ces derniers tableaux est le nom complet du fichier, et la valeur associé, le chemin d’accès avec le nom du fichier à partir du répertoire ‘<text:span text:style-name="T2">gotextension</text:span>/<text:span text:style-name="T9">nomModule</text:span>’.</text:p>
      <text:p text:style-name="P24"><text:soft-page-break/>Actuellement, on ne trouvera quie la définition des fichiers ressources de type feuille de style ou script JavaScript. <text:span text:style-name="T12">GraphicObjectTemplating</text:span> n’autorise que l’ajout dans l’entête de page Web que de ces types de fichiers.</text:p>
      <text:p text:style-name="P26">Comme tout fichier de configuration d’un objet dans <text:span text:style-name="T12">GraphicObjectTemplating</text:span>, on pourra avoir d’autres attributs au regard des méthodes disponibles dans la classe d’instanciation de l’objet étendu.</text:p>
      <text:h text:style-name="P50" text:outline-level="2"><text:bookmark-start text:name="__RefHeading___Toc442_256175384"/>Le fichier modèle – <text:span text:style-name="T2">nomModule</text:span>.twig <text:bookmark-end text:name="__RefHeading___Toc442_256175384"/></text:h>
      <text:p text:style-name="P26">Suivant le cas, le fichier modèle peut être une copie modifiée d’un modèle existant (cas de l’objet <text:span text:style-name="T12">OEDInput</text:span> par rapport à l’objet <text:span text:style-name="T12">ODInput</text:span>), ou être construit de toute pièce.</text:p>
      <text:p text:style-name="P35">En tout état de fait, ce modèle sera le fichier <text:span text:style-name="T12">Twig</text:span> permettant de faire le rendu DOM de l’objet. Il pourra faire référence à des modèles ou parties de modèle existant dans <text:span text:style-name="T12">GraphicObjectTemplating</text:span> comme :</text:p>
      <text:list xml:id="list633324413" text:style-name="L7">
        <text:list-item>
          <text:p text:style-name="P69"><text:span text:style-name="T2">graphicobjecttemplating/oobject/infoBulle.css.twig</text:span> (paramètres : <text:span text:style-name="T2">id</text:span>, <text:span text:style-name="T6">css</text:span> et <text:span text:style-name="T2">type</text:span> de l’objet),</text:p>
        </text:list-item>
        <text:list-item>
          <text:p text:style-name="P69"><text:span text:style-name="T2">graphicobjecttemplating/oobject/infoBulle.js.twig</text:span> (paramètres : <text:span text:style-name="T2">id</text:span> et <text:span text:style-name="T2">type</text:span> de l’objet),</text:p>
        </text:list-item>
        <text:list-item>
          <text:p text:style-name="P69"><text:span text:style-name="T2">graphicobjecttemplating/oobject/</text:span><text:span text:style-name="T6">errI</text:span><text:span text:style-name="T2">nfoBulle.twig</text:span> (paramètre : <text:span text:style-name="T28">tableau </text:span><text:span text:style-name="T6">infoBulle</text:span><text:span text:style-name="T28"> de l’objet</text:span>),</text:p>
        </text:list-item>
        <text:list-item>
          <text:p text:style-name="P61"><text:span text:style-name="T2">graphicobjecttemplating/oobject/event.js.twig</text:span> (paramètre : tableau <text:span text:style-name="T2">events</text:span> [définition des événements sur objet DOM] <text:span text:style-name="T29">de l’objet</text:span>),</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text-properties fo:font-size="10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ccccff" draw:fill-image-width="0cm" draw:fill-image-height="0cm"/>
      <style:paragraph-properties fo:margin-top="0cm" fo:margin-bottom="0cm" loext:contextual-spacing="false" fo:background-color="#ccccff" fo:padding="0.049cm" fo:border="0.06pt solid #000000" style:shadow="#808080 0.18cm 0.18cm"/>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4.934cm" style:rel-column-width="19018*"/>
    </style:style>
    <style:style style:name="Tableau1.C" style:family="table-column">
      <style:table-column-properties style:column-width="6.401cm" style:rel-column-width="24677*"/>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7.098cm" style:rel-column-width="27361*"/>
    </style:style>
    <style:style style:name="Tableau2.B" style:family="table-column">
      <style:table-column-properties style:column-width="4.235cm" style:rel-column-width="16325*"/>
    </style:style>
    <style:style style:name="Tableau2.C" style:family="table-column">
      <style:table-column-properties style:column-width="5.667cm" style:rel-column-width="21849*"/>
    </style:style>
    <style:style style:name="Tableau2.A1" style:family="table-cell">
      <style:table-cell-properties fo:padding="0.097cm" fo:border="none"/>
    </style:style>
    <style:style style:name="MP1" style:family="paragraph" style:parent-style-name="Footer">
      <style:text-properties officeooo:rsid="002687e4" officeooo:paragraph-rsid="002687e4"/>
    </style:style>
    <style:style style:name="MP2" style:family="paragraph" style:parent-style-name="Footer">
      <style:text-properties officeooo:rsid="002687e4" officeooo:paragraph-rsid="002ab711"/>
    </style:style>
    <style:style style:name="MP3" style:family="paragraph" style:parent-style-name="Table_20_Contents">
      <style:paragraph-properties fo:text-align="end" style:justify-single-word="false"/>
      <style:text-properties officeooo:rsid="002ab711" officeooo:paragraph-rsid="002ab711"/>
    </style:style>
    <style:style style:name="MP4" style:family="paragraph" style:parent-style-name="Table_20_Contents">
      <style:paragraph-properties fo:text-align="start" style:justify-single-word="false"/>
      <style:text-properties officeooo:rsid="002ab711" officeooo:paragraph-rsid="002ab711"/>
    </style:style>
    <style:style style:name="MP5" style:family="paragraph" style:parent-style-name="Footer">
      <style:paragraph-properties fo:text-align="end" style:justify-single-word="false"/>
      <style:text-properties officeooo:rsid="002687e4" officeooo:paragraph-rsid="002ab711"/>
    </style:style>
    <style:style style:name="MP6" style:family="paragraph" style:parent-style-name="Footer">
      <style:paragraph-properties fo:text-align="end" style:justify-single-word="false"/>
      <style:text-properties officeooo:rsid="002687e4" officeooo:paragraph-rsid="002687e4"/>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0</text:page-number><text:s/>/ <text:page-count>9</text:page-count></text:p>
      </style:footer>
      <style:footer-first>
        <text:p text:style-name="MP1">Page <text:page-number text:select-page="current">0</text:page-number><text:s/>/ <text:page-count>9</text:page-count></text:p>
      </style:footer-first>
      <style:footer-left>
        <text:p text:style-name="MP1">Page <text:page-number text:select-page="current">0</text:page-number><text:s/>/ <text:page-count>9</text:page-count></text:p>
      </style:footer-left>
    </style:master-page>
    <style:master-page style:name="First_20_Page" style:display-name="First Page" style:page-layout-name="Mpm2" style:next-style-name="Left_20_Page">
      <style:footer>
        <text:p text:style-name="Footer"/>
      </style:footer>
      <style:footer-first>
        <text:p text:style-name="Footer"/>
      </style:footer-first>
      <style:footer-left>
        <text:p text:style-name="Footer"/>
      </style:footer-left>
    </style:master-page>
    <style:master-page style:name="Index" style:page-layout-name="Mpm3"/>
    <style:master-page style:name="Left_20_Page" style:display-name="Left Page" style:page-layout-name="Mpm4"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Page <text:page-number text:select-page="current">6</text:page-number><text:s/>/ <text:page-count>9</text:page-count></text:p>
            </table:table-cell>
            <table:table-cell table:style-name="Tableau1.A1" office:value-type="string">
              <text:p text:style-name="Table_20_Contents"/>
            </table:table-cell>
            <table:table-cell table:style-name="Tableau1.A1" office:value-type="string">
              <text:p text:style-name="MP3">© 2014 – 2018 Gama7Production</text:p>
            </table:table-cell>
          </table:table-row>
        </table:table>
        <text:p text:style-name="MP1"/>
      </style:footer>
    </style:master-page>
    <style:master-page style:name="Right_20_Page" style:display-name="Right Page" style:page-layout-name="Mpm5"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Table_20_Contents"/>
            </table:table-cell>
            <table:table-cell table:style-name="Tableau2.A1" office:value-type="string">
              <text:p text:style-name="MP5">Page <text:page-number text:select-page="current">9</text:page-number><text:s/>/ <text:page-count>9</text:page-count></text:p>
            </table:table-cell>
          </table:table-row>
        </table:table>
        <text:p text:style-name="MP6"/>
      </style:footer>
    </style:master-page>
    <style:master-page style:name="Sans_20_nom1" style:display-name="Sans nom1" style:page-layout-name="Mpm2">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9:12:48.116147822</meta:creation-date>
    <dc:date>2018-05-17T14:09:27.888934639</dc:date>
    <meta:editing-duration>PT1H46M53S</meta:editing-duration>
    <meta:editing-cycles>25</meta:editing-cycles>
    <meta:generator>LibreOffice/5.4.6.2$Linux_X86_64 LibreOffice_project/40m0$Build-2</meta:generator>
    <meta:document-statistic meta:table-count="2" meta:image-count="0" meta:object-count="0" meta:page-count="9" meta:paragraph-count="194" meta:word-count="2406" meta:character-count="16371" meta:non-whitespace-character-count="13861"/>
  </office:meta>
</office:document-meta>
</file>